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0.837cm" presentation:class="title">
          <draw:text-box>
            <text:p>Team intro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 text:style-name="P1"><text:span text:style-name="T1">Alex Volkov – I'm python programmer, web developer and a bit of sysadmi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oblem definit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Originally wanted to do data visualization based on data dump files provided.</text:p>
              </text:list-item>
              <text:list-item>
                <text:p>Tpl.xml had interesting data, but was difficult to use</text:p>
              </text:list-item>
              <text:list-item>
                <text:p>New idea : turn tpl.xml into something that's easy to work with. Enter tpl.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he original idea was to extract catalogue records from Catalogue, Event, Data feed <text:s/>from the site, then correlate the data from other provided sources create visualizations,and find any obvious patterns. </text:p>
              <text:p>However the data was so hard to process that it turned into project onto itself.</text:p>
              <text:p/>
            </draw:text-box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User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target grop is me. I want to do something with the data. Without having my computer running out of memory and crashing.</text:p>
              </text:list-item>
              <text:list-item>
                <text:p>Taking a slightly wider view – target group is programmers, statisticians, data scientist working for TPL or trying things out at Hackathons</text:p>
              </text:list-item>
              <text:list-item>
                <text:p>I wanted to make data accessible enough for anyone unfamiliar with XML structure to do be able to do a quick prototype, based on a couple of fields someone would find intere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Area of Impac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header>
                <text:p>The concept touches up on the creative and delivery parts of the strategic plan – by enabling easier data access so we can expect more people will be interested in exploring the dat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esent Your Concept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It's a program</text:p>
              </text:list-item>
              <text:list-item>
                <text:p>It gets pretty technical</text:p>
              </text:list-item>
              <text:list-item>
                <text:p>Convoluted Xml RECORD, be that book catalog or event, turns into one long line of JSON file, basically a dictionary that any modern programming langage can use.</text:p>
              </text:list-item>
              <text:list-item>
                <text:p>One dictionary per line – the end user doesn't need to know programming, you can read the data line by line slicing and dicing it in whatever way you w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The unix way of reading the data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Read the first 10 records :</text:p>
                <text:list>
                  <text:list-item>
                    <text:p>$ head -10 tpl.json</text:p>
                  </text:list-item>
                </text:list>
              </text:list-item>
              <text:list-item>
                <text:p>Read the next 10 records :</text:p>
                <text:list>
                  <text:list-item>
                    <text:p>$ head -20 tpl.json | tail -10</text:p>
                  </text:list-item>
                </text:list>
              </text:list-item>
              <text:list-item>
                <text:p>Read the last 10 records :</text:p>
                <text:list>
                  <text:list-item>
                    <text:p>$ tail -10 tpl.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nput tpl.xml – 20GB, output – tpl.json 11GB</text:p>
              </text:list-item>
              <text:list-item>
                <text:p>One of early attempts – a scripts that just went through the file reading it line by line took 30 Minutes</text:p>
              </text:list-item>
              <text:list-item>
                <text:p>tpl_xml2json.py conversion script finishes in 52 Minutes on AMD FX-8320E. </text:p>
                <text:list>
                  <text:list-item>
                    <text:p>Lots of room for improving performance</text:p>
                  </text:list-item>
                </text:list>
              </text:list-item>
              <text:list-item>
                <text:p>A script that goes over the file and summarizes keys tpl_count_keys.py runs in 5 Minu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Summary - Nothing visual, sorry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pl_key_freq.py results : </text:p>
                <text:list>
                  <text:list-item>
                    <text:p>10 most frequent keys</text:p>
                  </text:list-item>
                  <text:list-item>
                    <text:p>10 least frequent</text:p>
                  </text:list-item>
                </text:list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3T3">
        <draw:frame presentation:style-name="pr4" draw:layer="layout" svg:width="25.199cm" svg:height="3.506cm" svg:x="1.4cm" svg:y="0.837cm" presentation:class="title">
          <draw:text-box>
            <text:p>Metadata – 10 Most frequent. <text:line-break/>Total : 3506087</text:p>
          </draw:text-box>
        </draw:frame>
        <draw:frame presentation:style-name="pr5" draw:text-style-name="P2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'dimensions'</text:span></text:p>
                <text:list>
                  <text:list-item>
                    <text:p><text:span text:style-name="T2">3506087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record_id'</text:span></text:p>
                <text:list>
                  <text:list-item>
                    <text:p><text:span text:style-name="T2">3506084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title_sort'</text:span></text:p>
                <text:list>
                  <text:list-item>
                    <text:p><text:span text:style-name="T2"><text:s/></text:span><text:span text:style-name="T2">2537388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requires_login'</text:span></text:p>
                <text:list>
                  <text:list-item>
                    <text:p><text:span text:style-name="T2">2475718</text:span></text:p>
                  </text:list-item>
                </text:list>
              </text:list-item>
              <text:list-item>
                <text:p text:style-name="P2"><text:span text:style-name="T2"><text:s/></text:span><text:span text:style-name="T2">'p_date_catalogued'</text:span></text:p>
                <text:list>
                  <text:list-item>
                    <text:p><text:span text:style-name="T2"><text:s/></text:span><text:span text:style-name="T2">2475603 </text:span></text:p>
                  </text:list-item>
                </text:list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'Available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atalogued_sort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Copies'</text:p>
                <text:list>
                  <text:list-item>
                    <text:p><text:s/>2475603,</text:p>
                  </text:list-item>
                </text:list>
              </text:list-item>
              <text:list-item>
                <text:p><text:s/>'p_numHolds'</text:p>
                <text:list>
                  <text:list-item>
                    <text:p>2475603,</text:p>
                  </text:list-item>
                </text:list>
              </text:list-item>
              <text:list-item>
                <text:p><text:s/>'p_date_created_bib'</text:p>
                <text:list>
                  <text:list-item>
                    <text:p><text:s/>24756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3T3">
        <draw:frame presentation:style-name="pr4" draw:layer="layout" svg:width="25.199cm" svg:height="3.506cm" svg:x="1.4cm" svg:y="0.837cm" presentation:class="title">
          <draw:text-box>
            <text:p>Metadata – 10 least freq<text:line-break/>Bad data?</text:p>
          </draw:text-box>
        </draw:frame>
        <draw:frame presentation:style-name="pr5" draw:text-style-name="P3" draw:layer="layout" svg:width="12.297cm" svg:height="12.178cm" svg:x="1.4cm" svg:y="4.914cm" presentation:class="outline" presentation:user-transformed="true">
          <draw:text-box>
            <text:list text:style-name="L2">
              <text:list-item>
                <text:p>'u'</text:p>
                <text:list>
                  <text:list-item>
                    <text:p><text:s/>1</text:p>
                  </text:list-item>
                </text:list>
              </text:list-item>
              <text:list-item>
                <text:p><text:s/>'_'</text:p>
                <text:list>
                  <text:list-item>
                    <text:p>1</text:p>
                  </text:list-item>
                </text:list>
              </text:list-item>
              <text:list-item>
                <text:p><text:s/>'p_geococde'</text:p>
                <text:list>
                  <text:list-item>
                    <text:p>1</text:p>
                  </text:list-item>
                </text:list>
              </text:list-item>
              <text:list-item>
                <text:p><text:s/>'p_description_Chi_trad'</text:p>
                <text:list>
                  <text:list-item>
                    <text:p>1</text:p>
                  </text:list-item>
                </text:list>
              </text:list-item>
              <text:list-item>
                <text:p><text:s/>'c' </text:p>
                <text:list>
                  <text:list-item>
                    <text:p>1</text:p>
                  </text:list-item>
                </text:list>
                <text:p/>
              </text:list-item>
            </text:list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'n'</text:p>
                <text:list>
                  <text:list-item>
                    <text:p><text:s/>1</text:p>
                  </text:list-item>
                </text:list>
              </text:list-item>
              <text:list-item>
                <text:p><text:s/>'Categories'</text:p>
                <text:list>
                  <text:list-item>
                    <text:p>1</text:p>
                  </text:list-item>
                </text:list>
              </text:list-item>
              <text:list-item>
                <text:p>'p_description_Chi_simp'</text:p>
                <text:list>
                  <text:list-item>
                    <text:p><text:s/>1</text:p>
                  </text:list-item>
                </text:list>
              </text:list-item>
              <text:list-item>
                <text:p><text:s/>'a'</text:p>
                <text:list>
                  <text:list-item>
                    <text:p>1,</text:p>
                  </text:list-item>
                </text:list>
              </text:list-item>
              <text:list-item>
                <text:p><text:s/>'p_edb_help'</text:p>
                <text:list>
                  <text:list-item>
                    <text:p><text:s/>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Source code : </text:p>
                <text:list>
                  <text:list-item>
                    <text:p>github.com/avolkov/tpl-hackathon-xml2json</text:p>
                  </text:list-item>
                </text:list>
              </text:list-item>
              <text:list-item>
                <text:p>Output data file (lzma-compressed, 786MB ) :</text:p>
                <text:list>
                  <text:list-item>
                    <text:p>data.flamy.ca/tpl.json.x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ameless Plug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My twitter :</text:p>
                <text:list>
                  <text:list-item>
                    <text:p>@a_volkov</text:p>
                  </text:list-item>
                </text:list>
              </text:list-item>
              <text:list-item>
                <text:p>GTA Linux User Group :</text:p>
                <text:list>
                  <text:list-item>
                    <text:p>Gtalug.org</text:p>
                  </text:list-item>
                </text:list>
              </text:list-item>
              <text:list-item>
                <text:p>Python-related meetups :</text:p>
                <text:list>
                  <text:list-item>
                    <text:p>Meetup.com/python-toronto</text:p>
                  </text:list-item>
                  <text:list-item>
                    <text:p>Meetup.com/PyLadies-Toro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1:30:43.539536133</meta:creation-date>
    <meta:generator>LibreOffice/4.3.3.2$Linux_X86_64 LibreOffice_project/430m0$Build-2</meta:generator>
    <meta:editing-cycles>27</meta:editing-cycles>
    <meta:editing-duration>PT1H11M48S</meta:editing-duration>
    <dc:title>Gris Foncé - Business</dc:title>
    <dc:date>2015-11-15T12:42:43.559856443</dc:date>
    <meta:document-statistic meta:object-count="75"/>
  </office:meta>
</office:document-meta>
</file>